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2" style:family="table-cell" style:parent-style-name="Default">
      <style:table-cell-properties fo:background-color="#00cc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4" style:family="table-cell" style:parent-style-name="Default">
      <style:table-cell-properties fo:background-color="#cc66ff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6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8" style:family="table-cell" style:parent-style-name="Default">
      <style:table-cell-properties fo:background-color="#ff66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  <style:style style:name="ce9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center" fo:margin-left="0pt"/>
      <style:text-properties style:font-name="Courier 10 Pitch"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2" table:number-columns-repeated="2" table:default-cell-style-name="ce5"/>
        <table:table-column table:style-name="co2" table:number-columns-repeated="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5"/>
        <table:table-column table:style-name="co2" table:default-cell-style-name="ce1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N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P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style-name="ce2" office:value-type="string" calcext:value-type="string">
            <text:p>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8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table:style-name="ce8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table:style-name="ce4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</table:table-row>
        <table:table-row table:style-name="ro2">
          <table:table-cell/>
          <table:table-cell table:style-name="ce3" office:value-type="string" calcext:value-type="string">
            <text:p>L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office:value-type="string" calcext:value-type="string">
            <text:p>L</text:p>
          </table:table-cell>
          <table:table-cell table:number-columns-repeated="2"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5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O</text:p>
          </table:table-cell>
          <table:table-cell table:style-name="ce7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L</text:p>
          </table:table-cell>
          <table:table-cell table:style-name="ce1"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style-name="ce7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5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table:style-name="ce2" office:value-type="string" calcext:value-type="string">
            <text:p>P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0:13:22.297178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20:07.654007744</meta:creation-date>
    <dc:date>2017-03-12T20:33:31.854593206</dc:date>
    <meta:editing-duration>PT25M56S</meta:editing-duration>
    <meta:editing-cycles>5</meta:editing-cycles>
    <meta:generator>LibreOffice/5.1.6.2$Linux_X86_64 LibreOffice_project/10m0$Build-2</meta:generator>
    <meta:document-statistic meta:table-count="1" meta:cell-count="240" meta:object-count="0"/>
  </office:meta>
</office:document-meta>
</file>